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1cm" svg:height="0.001cm" svg:x="9.3cm" svg:y="1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6cm" svg:height="3.6cm" svg:x="7.651cm" svg:y="13.9cm">
          <text:p text:style-name="P1">PF_RING</text:p>
          <text:p text:style-name="P1">socket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xml:id="id1" draw:id="id1" draw:layer="layout" svg:width="3.1cm" svg:height="3.1cm" svg:x="1.9cm" svg:y="8.5cm">
            <text:p text:style-name="P1">Hil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3.1cm" svg:height="3.1cm" svg:x="5.901cm" svg:y="8.501cm">
            <text:p text:style-name="P1">Hil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3" draw:id="id3" draw:layer="layout" svg:width="3.1cm" svg:height="3.1cm" svg:x="5.902cm" svg:y="8.502cm">
            <text:p text:style-name="P1">Hil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4" draw:id="id4" draw:layer="layout" svg:width="3.1cm" svg:height="3.1cm" svg:x="9.902cm" svg:y="8.502cm">
            <text:p text:style-name="P1">Hil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5" draw:id="id5" draw:layer="layout" svg:width="3.1cm" svg:height="3.1cm" svg:x="13.903cm" svg:y="8.503cm">
            <text:p text:style-name="P1">Hil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1" draw:layer="layout" draw:type="line" svg:x1="3.45cm" svg:y1="11.6cm" svg:x2="9.451cm" svg:y2="13.9cm" draw:start-shape="id1" draw:start-glue-point="8" draw:end-shape="id2" svg:d="M3450 11600l6001 2300" svg:viewBox="0 0 6002 2301">
          <text:p/>
        </draw:connector>
        <draw:connector draw:style-name="gr3" draw:text-style-name="P1" draw:layer="layout" draw:type="line" svg:x1="7.452cm" svg:y1="11.602cm" svg:x2="9.451cm" svg:y2="13.9cm" draw:start-shape="id3" draw:start-glue-point="8" draw:end-shape="id2" draw:end-glue-point="0" svg:d="M7452 11602l1999 2298" svg:viewBox="0 0 2000 2299">
          <text:p/>
        </draw:connector>
        <draw:connector draw:style-name="gr3" draw:text-style-name="P1" draw:layer="layout" draw:type="line" svg:x1="11.452cm" svg:y1="11.602cm" svg:x2="9.451cm" svg:y2="13.9cm" draw:start-shape="id4" draw:start-glue-point="8" draw:end-shape="id2" draw:end-glue-point="0" svg:d="M11452 11602l-2001 2298" svg:viewBox="0 0 2002 2299">
          <text:p/>
        </draw:connector>
        <draw:connector draw:style-name="gr3" draw:text-style-name="P1" draw:layer="layout" draw:type="line" svg:x1="15.453cm" svg:y1="11.603cm" svg:x2="9.451cm" svg:y2="13.9cm" draw:start-shape="id5" draw:start-glue-point="8" draw:end-shape="id2" draw:end-glue-point="0" svg:d="M15453 11603l-6002 2297" svg:viewBox="0 0 6003 2298">
          <text:p/>
        </draw:connector>
        <draw:frame draw:style-name="gr4" draw:layer="layout" svg:width="2.822cm" svg:height="1.825cm" svg:x="2.9cm" svg:y="12.3cm">
          <draw:text-box>
            <text:p text:style-name="P1">Variable</text:p>
            <text:p text:style-name="P1">Cerroj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14T11:51:08.639165986</meta:creation-date>
    <dc:date>2014-09-14T11:56:05.044129408</dc:date>
    <dc:creator>Eugenio Pérez Martín</dc:creator>
    <meta:editing-duration>P0D</meta:editing-duration>
    <meta:editing-cycles>1</meta:editing-cycles>
    <meta:document-statistic meta:object-count="13"/>
    <meta:generator>LibreOffice/4.2.5.2$Linux_X86_64 LibreOffice_project/420m0$Build-2</meta:generator>
  </office:meta>
</office:document-meta>
</file>